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74in"/>
    </style:style>
    <style:style style:name="co2" style:family="table-column">
      <style:table-column-properties fo:break-before="auto" style:column-width="1.5173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0.7075in"/>
    </style:style>
    <style:style style:name="co5" style:family="table-column">
      <style:table-column-properties fo:break-before="auto" style:column-width="0.7846in"/>
    </style:style>
    <style:style style:name="co6" style:family="table-column">
      <style:table-column-properties fo:break-before="auto" style:column-width="0.6437in"/>
    </style:style>
    <style:style style:name="co7" style:family="table-column">
      <style:table-column-properties fo:break-before="auto" style:column-width="0.4764in"/>
    </style:style>
    <style:style style:name="co14" style:family="table-column">
      <style:table-column-properties fo:break-before="auto" style:column-width="1.0291in"/>
    </style:style>
    <style:style style:name="co15" style:family="table-column">
      <style:table-column-properties fo:break-before="auto" style:column-width="1.402in"/>
    </style:style>
    <style:style style:name="co11" style:family="table-column">
      <style:table-column-properties fo:break-before="auto" style:column-width="0.9909in"/>
    </style:style>
    <style:style style:name="co8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3.1634in"/>
    </style:style>
    <style:style style:name="co17" style:family="table-column">
      <style:table-column-properties fo:break-before="auto" style:column-width="1.4146in"/>
    </style:style>
    <style:style style:name="co18" style:family="table-column">
      <style:table-column-properties fo:break-before="auto" style:column-width="2.1602in"/>
    </style:style>
    <style:style style:name="co19" style:family="table-column">
      <style:table-column-properties fo:break-before="auto" style:column-width="0.8882in"/>
    </style:style>
    <style:style style:name="co20" style:family="table-column">
      <style:table-column-properties fo:break-before="auto" style:column-width="1.9673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945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order-left="none" fo:border-right="none" fo:border-top="none"/>
    </style:style>
  </office:automatic-styles>
  <office:body>
    <office:spreadsheet>
      <table:table table:name="cha. mob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area</text:p>
          </table:table-cell>
          <table:table-cell table:style-name="ce1" office:value-type="string">
            <text:p>mob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alignment</text:p>
          </table:table-cell>
          <table:table-cell table:style-name="ce1" office:value-type="string">
            <text:p>melee dmg</text:p>
          </table:table-cell>
          <table:table-cell table:style-name="ce1" office:value-type="string">
            <text:p>specials</text:p>
          </table:table-cell>
          <table:table-cell table:style-name="ce1" office:value-type="string">
            <text:p>notes</text:p>
          </table:table-cell>
        </table:table-row>
        <table:table-row table:style-name="ro2">
          <table:table-cell office:value-type="string">
            <text:p>humpty dumpty</text:p>
          </table:table-cell>
          <table:table-cell office:value-type="string">
            <text:p>chef louis l'oeuf</text:p>
          </table:table-cell>
          <table:table-cell table:number-columns-repeated="5"/>
        </table:table-row>
        <table:table-row table:style-name="ro3">
          <table:table-cell office:value-type="string">
            <text:p>freaky fruit orchard</text:p>
          </table:table-cell>
          <table:table-cell office:value-type="string">
            <text:p>frenzied farmer's wife</text:p>
          </table:table-cell>
          <table:table-cell table:number-columns-repeated="5"/>
        </table:table-row>
        <table:table-row table:style-name="ro3">
          <table:table-cell office:value-type="string">
            <text:p>the black case</text:p>
          </table:table-cell>
          <table:table-cell office:value-type="string">
            <text:p>semi-breve</text:p>
          </table:table-cell>
          <table:table-cell table:number-columns-repeated="5"/>
        </table:table-row>
      </table:table>
      <table:table table:name="fan. mob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6" table:default-cell-style-name="Default"/>
        <table:table-column table:style-name="co20" table:default-cell-style-name="Default"/>
        <table:table-row table:style-name="ro3">
          <table:table-cell table:style-name="ce1" office:value-type="string">
            <text:p>area</text:p>
          </table:table-cell>
          <table:table-cell table:style-name="ce1" office:value-type="string">
            <text:p>mob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alignment</text:p>
          </table:table-cell>
          <table:table-cell table:style-name="ce1" office:value-type="string">
            <text:p>melee dmg</text:p>
          </table:table-cell>
          <table:table-cell table:style-name="ce1" office:value-type="string">
            <text:p>specials</text:p>
          </table:table-cell>
          <table:table-cell table:style-name="ce1" office:value-type="string">
            <text:p>notes</text:p>
          </table:table-cell>
        </table:table-row>
        <table:table-row table:style-name="ro3">
          <table:table-cell office:value-type="string">
            <text:p>orc village</text:p>
          </table:table-cell>
          <table:table-cell office:value-type="string">
            <text:p>burly orc</text:p>
          </table:table-cell>
          <table:table-cell office:value-type="string">
            <text:p>45k</text:p>
          </table:table-cell>
          <table:table-cell office:value-type="string">
            <text:p>mostly neutral</text:p>
          </table:table-cell>
          <table:table-cell office:value-type="string">
            <text:p>edged, blunt</text:p>
          </table:table-cell>
          <table:table-cell office:value-type="string">
            <text:p>N</text:p>
          </table:table-cell>
          <table:table-cell/>
        </table:table-row>
        <table:table-row table:style-name="ro3">
          <table:table-cell office:value-type="string">
            <text:p>orc village</text:p>
          </table:table-cell>
          <table:table-cell office:value-type="string">
            <text:p>orc soldier</text:p>
          </table:table-cell>
          <table:table-cell office:value-type="string">
            <text:p>46k</text:p>
          </table:table-cell>
          <table:table-cell office:value-type="string">
            <text:p>mostly neutral</text:p>
          </table:table-cell>
          <table:table-cell office:value-type="string">
            <text:p>edged, blunt</text:p>
          </table:table-cell>
          <table:table-cell office:value-type="string">
            <text:p>N</text:p>
          </table:table-cell>
          <table:table-cell/>
        </table:table-row>
        <table:table-row table:style-name="ro3">
          <table:table-cell office:value-type="string">
            <text:p>orc village</text:p>
          </table:table-cell>
          <table:table-cell office:value-type="string">
            <text:p>orc bodyguard</text:p>
          </table:table-cell>
          <table:table-cell office:value-type="string">
            <text:p>70k</text:p>
          </table:table-cell>
          <table:table-cell table:number-columns-repeated="4"/>
        </table:table-row>
        <table:table-row table:style-name="ro3">
          <table:table-cell office:value-type="string">
            <text:p>orc village</text:p>
          </table:table-cell>
          <table:table-cell office:value-type="string">
            <text:p>young orc</text:p>
          </table:table-cell>
          <table:table-cell office:value-type="string">
            <text:p>15k</text:p>
          </table:table-cell>
          <table:table-cell table:number-columns-repeated="3"/>
          <table:table-cell office:value-type="string">
            <text:p>steals your stuff</text:p>
          </table:table-cell>
        </table:table-row>
        <table:table-row table:style-name="ro3">
          <table:table-cell office:value-type="string">
            <text:p>orc village</text:p>
          </table:table-cell>
          <table:table-cell office:value-type="string">
            <text:p>female orc</text:p>
          </table:table-cell>
          <table:table-cell office:value-type="string">
            <text:p>7k</text:p>
          </table:table-cell>
          <table:table-cell table:number-columns-repeated="4"/>
        </table:table-row>
        <table:table-row table:style-name="ro3">
          <table:table-cell office:value-type="string">
            <text:p>orc village</text:p>
          </table:table-cell>
          <table:table-cell office:value-type="string">
            <text:p>orc commander</text:p>
          </table:table-cell>
          <table:table-cell office:value-type="string">
            <text:p>90k</text:p>
          </table:table-cell>
          <table:table-cell/>
          <table:table-cell office:value-type="string">
            <text:p>edged, blunt</text:p>
          </table:table-cell>
          <table:table-cell office:value-type="string">
            <text:p>Y</text:p>
          </table:table-cell>
          <table:table-cell/>
        </table:table-row>
        <table:table-row table:style-name="ro3">
          <table:table-cell office:value-type="string">
            <text:p>orc village</text:p>
          </table:table-cell>
          <table:table-cell office:value-type="string">
            <text:p>orc chieftain</text:p>
          </table:table-cell>
          <table:table-cell office:value-type="string">
            <text:p>150k</text:p>
          </table:table-cell>
          <table:table-cell table:number-columns-repeated="4"/>
        </table:table-row>
        <table:table-row table:style-name="ro3">
          <table:table-cell office:value-type="string">
            <text:p>fire giant lair</text:p>
          </table:table-cell>
          <table:table-cell office:value-type="string">
            <text:p>female fire giant</text:p>
          </table:table-cell>
          <table:table-cell office:value-type="string">
            <text:p>18k</text:p>
          </table:table-cell>
          <table:table-cell office:value-type="string">
            <text:p>evil</text:p>
          </table:table-cell>
          <table:table-cell office:value-type="string">
            <text:p>edged</text:p>
          </table:table-cell>
          <table:table-cell office:value-type="string">
            <text:p>N</text:p>
          </table:table-cell>
          <table:table-cell/>
        </table:table-row>
        <table:table-row table:style-name="ro3">
          <table:table-cell office:value-type="string">
            <text:p>fire giant lair</text:p>
          </table:table-cell>
          <table:table-cell office:value-type="string">
            <text:p>maile fire giant</text:p>
          </table:table-cell>
          <table:table-cell office:value-type="string">
            <text:p>18k</text:p>
          </table:table-cell>
          <table:table-cell office:value-type="string">
            <text:p>evil</text:p>
          </table:table-cell>
          <table:table-cell office:value-type="string">
            <text:p>edged</text:p>
          </table:table-cell>
          <table:table-cell office:value-type="string">
            <text:p>N</text:p>
          </table:table-cell>
          <table:table-cell/>
        </table:table-row>
        <table:table-row table:style-name="ro3">
          <table:table-cell office:value-type="string">
            <text:p>fire giant lair</text:p>
          </table:table-cell>
          <table:table-cell office:value-type="string">
            <text:p>fire giant cub</text:p>
          </table:table-cell>
          <table:table-cell office:value-type="string">
            <text:p>5k</text:p>
          </table:table-cell>
          <table:table-cell office:value-type="string">
            <text:p>mostly neutral</text:p>
          </table:table-cell>
          <table:table-cell office:value-type="string">
            <text:p>edged</text:p>
          </table:table-cell>
          <table:table-cell office:value-type="string">
            <text:p>N</text:p>
          </table:table-cell>
          <table:table-cell/>
        </table:table-row>
        <table:table-row table:style-name="ro3">
          <table:table-cell office:value-type="string">
            <text:p>fire giant lair</text:p>
          </table:table-cell>
          <table:table-cell office:value-type="string">
            <text:p>fire giant guard</text:p>
          </table:table-cell>
          <table:table-cell office:value-type="string">
            <text:p>28k</text:p>
          </table:table-cell>
          <table:table-cell office:value-type="string">
            <text:p>evil</text:p>
          </table:table-cell>
          <table:table-cell office:value-type="string">
            <text:p>edged</text:p>
          </table:table-cell>
          <table:table-cell office:value-type="string">
            <text:p>N</text:p>
          </table:table-cell>
          <table:table-cell/>
        </table:table-row>
        <table:table-row table:style-name="ro3">
          <table:table-cell office:value-type="string">
            <text:p>fire giant lair</text:p>
          </table:table-cell>
          <table:table-cell office:value-type="string">
            <text:p>fire giant chief</text:p>
          </table:table-cell>
          <table:table-cell office:value-type="string">
            <text:p>31k</text:p>
          </table:table-cell>
          <table:table-cell office:value-type="string">
            <text:p>evil</text:p>
          </table:table-cell>
          <table:table-cell office:value-type="string">
            <text:p>edged</text:p>
          </table:table-cell>
          <table:table-cell office:value-type="string">
            <text:p>Y</text:p>
          </table:table-cell>
          <table:table-cell office:value-type="string">
            <text:p>fire special, maybe edged</text:p>
          </table:table-cell>
        </table:table-row>
        <table:table-row table:style-name="ro3">
          <table:table-cell office:value-type="string">
            <text:p>fire giant lair</text:p>
          </table:table-cell>
          <table:table-cell office:value-type="string">
            <text:p>fire giant shaman</text:p>
          </table:table-cell>
          <table:table-cell office:value-type="string">
            <text:p>28k</text:p>
          </table:table-cell>
          <table:table-cell office:value-type="string">
            <text:p>evil</text:p>
          </table:table-cell>
          <table:table-cell office:value-type="string">
            <text:p>edged</text:p>
          </table:table-cell>
          <table:table-cell office:value-type="string">
            <text:p>Y</text:p>
          </table:table-cell>
          <table:table-cell office:value-type="string">
            <text:p>fire special</text:p>
          </table:table-cell>
        </table:table-row>
        <table:table-row table:style-name="ro3">
          <table:table-cell office:value-type="string">
            <text:p>fire giant lair</text:p>
          </table:table-cell>
          <table:table-cell office:value-type="string">
            <text:p>fire giant queen</text:p>
          </table:table-cell>
          <table:table-cell office:value-type="string">
            <text:p>33k</text:p>
          </table:table-cell>
          <table:table-cell office:value-type="string">
            <text:p>evil</text:p>
          </table:table-cell>
          <table:table-cell office:value-type="string">
            <text:p>edged</text:p>
          </table:table-cell>
          <table:table-cell office:value-type="string">
            <text:p>N</text:p>
          </table:table-cell>
          <table:table-cell office:value-type="string">
            <text:p>can summon guards (only if they reset) has ammy of queen</text:p>
          </table:table-cell>
        </table:table-row>
        <table:table-row table:style-name="ro3">
          <table:table-cell office:value-type="string">
            <text:p>realm of the verbeeg</text:p>
          </table:table-cell>
          <table:table-cell office:value-type="string">
            <text:p>verbeeg</text:p>
          </table:table-cell>
          <table:table-cell table:number-columns-repeated="5"/>
        </table:table-row>
        <table:table-row table:style-name="ro3">
          <table:table-cell office:value-type="string">
            <text:p>realm of the verbeeg</text:p>
          </table:table-cell>
          <table:table-cell office:value-type="string">
            <text:p>bulky verbeeg</text:p>
          </table:table-cell>
          <table:table-cell table:number-columns-repeated="5"/>
        </table:table-row>
        <table:table-row table:style-name="ro3">
          <table:table-cell office:value-type="string">
            <text:p>realm of the verbeeg</text:p>
          </table:table-cell>
          <table:table-cell office:value-type="string">
            <text:p>biggrin</text:p>
          </table:table-cell>
          <table:table-cell table:number-columns-repeated="5"/>
        </table:table-row>
        <table:table-row table:style-name="ro3">
          <table:table-cell office:value-type="string">
            <text:p>forest cottage</text:p>
          </table:table-cell>
          <table:table-cell office:value-type="string">
            <text:p>Barrett, Woodsman of the Forest</text:p>
          </table:table-cell>
          <table:table-cell table:number-columns-repeated="5"/>
        </table:table-row>
        <table:table-row table:style-name="ro3">
          <table:table-cell office:value-type="string">
            <text:p>tower of fire</text:p>
          </table:table-cell>
          <table:table-cell office:value-type="string">
            <text:p>durgansaar</text:p>
          </table:table-cell>
          <table:table-cell office:value-type="string">
            <text:p>65k</text:p>
          </table:table-cell>
          <table:table-cell table:number-columns-repeated="4"/>
        </table:table-row>
        <table:table-row table:style-name="ro3">
          <table:table-cell office:value-type="string">
            <text:p>tower of frost</text:p>
          </table:table-cell>
          <table:table-cell office:value-type="string">
            <text:p>skananeth</text:p>
          </table:table-cell>
          <table:table-cell office:value-type="string">
            <text:p>40k</text:p>
          </table:table-cell>
          <table:table-cell table:number-columns-repeated="3"/>
          <table:table-cell office:value-type="string">
            <text:p>hard to hit with non e/b</text:p>
          </table:table-cell>
        </table:table-row>
        <table:table-row table:style-name="ro2">
          <table:table-cell office:value-type="string">
            <text:p>necromancer lair</text:p>
          </table:table-cell>
          <table:table-cell office:value-type="string">
            <text:p>lijak, the necromantic master</text:p>
          </table:table-cell>
          <table:table-cell office:value-type="string">
            <text:p>80k</text:p>
          </table:table-cell>
          <table:table-cell table:number-columns-repeated="4"/>
        </table:table-row>
      </table:table>
      <table:table table:name="sci. mobs" table:style-name="ta1" table:print="false"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table:style-name="ce1" office:value-type="string">
            <text:p>area</text:p>
          </table:table-cell>
          <table:table-cell table:style-name="ce1" office:value-type="string">
            <text:p>mob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alignment</text:p>
          </table:table-cell>
          <table:table-cell table:style-name="ce1" office:value-type="string">
            <text:p>melee dmg</text:p>
          </table:table-cell>
          <table:table-cell table:style-name="ce1" office:value-type="string">
            <text:p>specials</text:p>
          </table:table-cell>
          <table:table-cell table:style-name="ce1" office:value-type="string">
            <text:p>notes</text:p>
          </table:table-cell>
        </table:table-row>
        <table:table-row table:style-name="ro3">
          <table:table-cell office:value-type="string">
            <text:p>mantis swamp</text:p>
          </table:table-cell>
          <table:table-cell office:value-type="string">
            <text:p>flying praying mantis</text:p>
          </table:table-cell>
          <table:table-cell office:value-type="string">
            <text:p>56k</text:p>
          </table:table-cell>
          <table:table-cell office:value-type="string">
            <text:p>mostly neutral</text:p>
          </table:table-cell>
          <table:table-cell office:value-type="string">
            <text:p>blunt/radiation</text:p>
          </table:table-cell>
          <table:table-cell office:value-type="string">
            <text:p>Y</text:p>
          </table:table-cell>
          <table:table-cell office:value-type="string">
            <text:p>hunts</text:p>
          </table:table-cell>
        </table:table-row>
        <table:table-row table:style-name="ro3">
          <table:table-cell office:value-type="string">
            <text:p>mantis swamp</text:p>
          </table:table-cell>
          <table:table-cell office:value-type="string">
            <text:p>praying mantis</text:p>
          </table:table-cell>
          <table:table-cell office:value-type="string">
            <text:p>50k</text:p>
          </table:table-cell>
          <table:table-cell office:value-type="string">
            <text:p>mostly neutral</text:p>
          </table:table-cell>
          <table:table-cell office:value-type="string">
            <text:p>blunt/radiation</text:p>
          </table:table-cell>
          <table:table-cell office:value-type="string">
            <text:p>Y</text:p>
          </table:table-cell>
          <table:table-cell/>
        </table:table-row>
        <table:table-row table:style-name="ro3">
          <table:table-cell office:value-type="string">
            <text:p>mantis swamp</text:p>
          </table:table-cell>
          <table:table-cell office:value-type="string">
            <text:p>huge praying mantis</text:p>
          </table:table-cell>
          <table:table-cell office:value-type="string">
            <text:p>56k</text:p>
          </table:table-cell>
          <table:table-cell office:value-type="string">
            <text:p>mostly neutral</text:p>
          </table:table-cell>
          <table:table-cell office:value-type="string">
            <text:p>blunt/radiation</text:p>
          </table:table-cell>
          <table:table-cell office:value-type="string">
            <text:p>Y</text:p>
          </table:table-cell>
          <table:table-cell/>
        </table:table-row>
      </table:table>
      <table:table table:name="pinnacle" table:style-name="ta1" table:print="false">
        <table:table-column table:style-name="co8" table:default-cell-style-name="Default"/>
        <table:table-row table:style-name="ro3">
          <table:table-cell office:value-type="string">
            <text:p>mob</text:p>
          </table:table-cell>
        </table:table-row>
        <table:table-row table:style-name="ro2">
          <table:table-cell office:value-type="string">
            <text:p>steve the grasshopper (hopping)</text:p>
          </table:table-cell>
        </table:table-row>
      </table:table>
      <table:table table:name="unknown" table:style-name="ta1" table:print="false">
        <table:table-column table:style-name="co16" table:default-cell-style-name="Default"/>
        <table:table-column table:style-name="co8" table:default-cell-style-name="Default"/>
        <table:table-row table:style-name="ro1">
          <table:table-cell office:value-type="string">
            <text:p><text:s text:c="4"/>3. Delmer Pfleuger</text:p>
          </table:table-cell>
          <table:table-cell office:value-type="string">
            <text:p>pulp fiction?</text:p>
          </table:table-cell>
        </table:table-row>
        <table:table-row table:style-name="ro1">
          <table:table-cell office:value-type="string">
            <text:p><text:s text:c="4"/>5. Kumahl the Nethermancer</text:p>
          </table:table-cell>
          <table:table-cell/>
        </table:table-row>
        <table:table-row table:style-name="ro3">
          <table:table-cell office:value-type="string">
            <text:p><text:s text:c="4"/>6. Master Gunnery Sergeant Roosevelt Brown</text:p>
          </table:table-cell>
          <table:table-cell/>
        </table:table-row>
        <table:table-row table:style-name="ro3">
          <table:table-cell office:value-type="string">
            <text:p><text:s text:c="4"/>7. Robert Morrison</text:p>
          </table:table-cell>
          <table:table-cell/>
        </table:table-row>
        <table:table-row table:style-name="ro1">
          <table:table-cell office:value-type="string">
            <text:p><text:s text:c="4"/>8. Sgt. Connor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0">03/10/2013</text:date>, <text:time>13:47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4T12:57:45</meta:creation-date>
    <dc:date>2013-03-10T13:47:06.88</dc:date>
    <meta:editing-duration>PT1H33M18S</meta:editing-duration>
    <meta:editing-cycles>38</meta:editing-cycles>
    <meta:generator>OpenOffice.org/3.4.1$Win32 OpenOffice.org_project/341m1$Build-9593</meta:generator>
    <meta:document-statistic meta:table-count="5" meta:cell-count="147" meta:object-count="0"/>
  </office:meta>
</office:document-meta>
</file>